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2ad02" draw:marker-start-width="0.28cm" draw:marker-end-width="0.28cm" draw:fill-color="#00ff00" draw:textarea-horizontal-align="justify" draw:textarea-vertical-align="middle" draw:auto-grow-height="false" fo:min-height="0.148cm" fo:min-width="0.398cm" fo:padding-top="0.152cm" fo:padding-bottom="0.152cm" fo:padding-left="0.277cm" fo:padding-right="0.277cm"/>
    </style:style>
    <style:style style:name="gr2" style:family="graphic" style:parent-style-name="standard">
      <style:graphic-properties svg:stroke-width="0.053cm" svg:stroke-color="#02ad02" draw:marker-start-width="0.28cm" draw:marker-end-width="0.28cm" draw:fill-color="#00ff00" draw:textarea-horizontal-align="justify" draw:textarea-vertical-align="middle" draw:auto-grow-height="false" fo:min-height="0.148cm" fo:min-width="0.398cm" fo:padding-top="0.152cm" fo:padding-bottom="0.152cm" fo:padding-left="0.277cm" fo:padding-right="0.277cm"/>
      <style:paragraph-properties style:writing-mode="lr-tb"/>
    </style:style>
    <style:style style:name="gr3" style:family="graphic" style:parent-style-name="standard">
      <style:graphic-properties svg:stroke-width="0.035cm" svg:stroke-color="#02ad02" draw:marker-start-width="0.253cm" draw:marker-end-width="0.253cm" draw:fill-color="#00ff00" draw:textarea-horizontal-align="justify" draw:textarea-vertical-align="middle" draw:auto-grow-height="false" fo:min-height="0.166cm" fo:min-width="0.416cm" fo:padding-top="0.143cm" fo:padding-bottom="0.143cm" fo:padding-left="0.268cm" fo:padding-right="0.268cm"/>
    </style:style>
    <style:style style:name="gr4" style:family="graphic" style:parent-style-name="standard">
      <style:graphic-properties svg:stroke-width="0.028cm" svg:stroke-color="#000080" draw:marker-start-width="0.242cm" draw:marker-end-width="0.242cm" draw:fill-color="#0000ff" draw:textarea-horizontal-align="justify" draw:textarea-vertical-align="middle" draw:auto-grow-height="false" fo:min-height="0.174cm" fo:min-width="0.424cm" fo:padding-top="0.139cm" fo:padding-bottom="0.139cm" fo:padding-left="0.264cm" fo:padding-right="0.264cm"/>
    </style:style>
    <style:style style:name="gr5" style:family="graphic" style:parent-style-name="objectwithoutfill">
      <style:graphic-properties svg:stroke-width="0.028cm" svg:stroke-color="#000000" draw:marker-start-width="0.243cm" draw:marker-end="Arrowheads_20_5" draw:marker-end-width="0.343cm" draw:fill="none" draw:textarea-vertical-align="middle" fo:padding-top="0.14cm" fo:padding-bottom="0.14cm" fo:padding-left="0.265cm" fo:padding-right="0.265cm"/>
    </style:style>
    <style:style style:name="P1" style:family="paragraph">
      <loext:graphic-properties draw:fill-color="#00ff00"/>
      <style:paragraph-properties fo:text-align="center"/>
    </style:style>
    <style:style style:name="P2" style:family="paragraph">
      <loext:graphic-properties draw:fill-color="#00ff00"/>
      <style:paragraph-properties fo:text-align="center" style:writing-mode="lr-tb"/>
    </style:style>
    <style:style style:name="P3" style:family="paragraph">
      <loext:graphic-properties draw:fill-color="#0000ff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1" draw:id="id1" draw:layer="layout" svg:width="1cm" svg:height="0.5cm" svg:x="7.05cm" svg:y="0.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xml:id="id2" draw:id="id2" draw:layer="layout" svg:width="1cm" svg:height="0.5cm" svg:x="3.5cm" svg:y="2.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4" draw:id="id4" draw:layer="layout" svg:width="1cm" svg:height="0.5cm" svg:x="1.75cm" svg:y="4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xml:id="id3" draw:id="id3" draw:layer="layout" svg:width="1cm" svg:height="0.5cm" svg:x="10.6cm" svg:y="2.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6" draw:id="id6" draw:layer="layout" svg:width="1cm" svg:height="0.5cm" svg:x="1cm" svg:y="5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13" draw:id="id13" draw:layer="layout" svg:width="1cm" svg:height="0.5cm" svg:x="12cm" svg:y="4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xml:id="id10" draw:id="id10" draw:layer="layout" svg:width="1cm" svg:height="0.5cm" svg:x="9cm" svg:y="4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xml:id="id5" draw:id="id5" draw:layer="layout" svg:width="1cm" svg:height="0.5cm" svg:x="5.25cm" svg:y="4.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11" draw:id="id11" draw:layer="layout" svg:width="1cm" svg:height="0.5cm" svg:x="8cm" svg:y="5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9" draw:id="id9" draw:layer="layout" svg:width="1cm" svg:height="0.5cm" svg:x="6cm" svg:y="5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8" draw:id="id8" draw:layer="layout" svg:width="1cm" svg:height="0.5cm" svg:x="4.5cm" svg:y="5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7" draw:id="id7" draw:layer="layout" svg:width="1cm" svg:height="0.5cm" svg:x="2.5cm" svg:y="5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12" draw:id="id12" draw:layer="layout" svg:width="1cm" svg:height="0.5cm" svg:x="10cm" svg:y="5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4" draw:layer="layout" draw:type="line" svg:x1="7.55cm" svg:y1="0.7cm" svg:x2="4cm" svg:y2="2.2cm" draw:start-shape="id1" draw:start-glue-point="2" draw:end-shape="id2" draw:end-glue-point="0" svg:d="M7550 700l-3550 1500" svg:viewBox="0 0 3551 1501">
            <text:p/>
          </draw:connector>
          <draw:connector draw:style-name="gr5" draw:text-style-name="P4" draw:layer="layout" draw:type="line" svg:x1="7.55cm" svg:y1="0.7cm" svg:x2="11.1cm" svg:y2="2.2cm" draw:start-shape="id1" draw:start-glue-point="2" draw:end-shape="id3" draw:end-glue-point="0" svg:d="M7550 700l3550 1500" svg:viewBox="0 0 3551 1501">
            <text:p/>
          </draw:connector>
          <draw:connector draw:style-name="gr5" draw:text-style-name="P4" draw:layer="layout" draw:type="line" svg:x1="4cm" svg:y1="2.7cm" svg:x2="2.25cm" svg:y2="4.2cm" draw:start-shape="id2" draw:start-glue-point="2" draw:end-shape="id4" draw:end-glue-point="0" svg:d="M4000 2700l-1750 1500" svg:viewBox="0 0 1751 1501">
            <text:p/>
          </draw:connector>
          <draw:connector draw:style-name="gr5" draw:text-style-name="P4" draw:layer="layout" draw:type="line" svg:x1="4cm" svg:y1="2.7cm" svg:x2="5.75cm" svg:y2="4.2cm" draw:start-shape="id2" draw:start-glue-point="2" draw:end-shape="id5" draw:end-glue-point="0" svg:d="M4000 2700l1750 1500" svg:viewBox="0 0 1751 1501">
            <text:p/>
          </draw:connector>
          <draw:connector draw:style-name="gr5" draw:text-style-name="P4" draw:layer="layout" draw:type="line" svg:x1="2.25cm" svg:y1="4.7cm" svg:x2="1.5cm" svg:y2="5.7cm" draw:start-shape="id4" draw:start-glue-point="2" draw:end-shape="id6" draw:end-glue-point="0" svg:d="M2250 4700l-750 1000" svg:viewBox="0 0 751 1001">
            <text:p/>
          </draw:connector>
          <draw:connector draw:style-name="gr5" draw:text-style-name="P4" draw:layer="layout" draw:type="line" svg:x1="2.25cm" svg:y1="4.7cm" svg:x2="3cm" svg:y2="5.7cm" draw:start-shape="id4" draw:start-glue-point="2" draw:end-shape="id7" draw:end-glue-point="0" svg:d="M2250 4700l750 1000" svg:viewBox="0 0 751 1001">
            <text:p/>
          </draw:connector>
          <draw:connector draw:style-name="gr5" draw:text-style-name="P4" draw:layer="layout" draw:type="line" svg:x1="5.75cm" svg:y1="4.7cm" svg:x2="5cm" svg:y2="5.7cm" draw:start-shape="id5" draw:start-glue-point="2" draw:end-shape="id8" draw:end-glue-point="0" svg:d="M5750 4700l-750 1000" svg:viewBox="0 0 751 1001">
            <text:p/>
          </draw:connector>
          <draw:connector draw:style-name="gr5" draw:text-style-name="P4" draw:layer="layout" draw:type="line" svg:x1="5.75cm" svg:y1="4.7cm" svg:x2="6.5cm" svg:y2="5.7cm" draw:start-shape="id5" draw:start-glue-point="2" draw:end-shape="id9" draw:end-glue-point="0" svg:d="M5750 4700l750 1000" svg:viewBox="0 0 751 1001">
            <text:p/>
          </draw:connector>
          <draw:connector draw:style-name="gr5" draw:text-style-name="P4" draw:layer="layout" draw:type="line" svg:x1="9.5cm" svg:y1="4.7cm" svg:x2="8.5cm" svg:y2="5.7cm" draw:start-shape="id10" draw:start-glue-point="2" draw:end-shape="id11" draw:end-glue-point="0" svg:d="M9500 4700l-1000 1000" svg:viewBox="0 0 1001 1001">
            <text:p/>
          </draw:connector>
          <draw:connector draw:style-name="gr5" draw:text-style-name="P4" draw:layer="layout" draw:type="line" svg:x1="9.5cm" svg:y1="4.7cm" svg:x2="10.5cm" svg:y2="5.7cm" draw:start-shape="id10" draw:start-glue-point="2" draw:end-shape="id12" draw:end-glue-point="0" svg:d="M9500 4700l1000 1000" svg:viewBox="0 0 1001 1001">
            <text:p/>
          </draw:connector>
          <draw:connector draw:style-name="gr5" draw:text-style-name="P4" draw:layer="layout" draw:type="line" svg:x1="11.1cm" svg:y1="2.7cm" svg:x2="12.5cm" svg:y2="4.2cm" draw:start-shape="id3" draw:start-glue-point="2" draw:end-shape="id13" draw:end-glue-point="0" svg:d="M11100 2700l1400 1500" svg:viewBox="0 0 1401 1501">
            <text:p/>
          </draw:connector>
          <draw:connector draw:style-name="gr5" draw:text-style-name="P4" draw:layer="layout" draw:type="line" svg:x1="11.1cm" svg:y1="2.7cm" svg:x2="9.5cm" svg:y2="4.2cm" draw:start-shape="id3" draw:start-glue-point="2" draw:end-shape="id10" draw:end-glue-point="0" svg:d="M11100 2700l-1600 1500" svg:viewBox="0 0 1601 1501">
            <text:p/>
          </draw:connector>
        </draw:g>
        <draw:g>
          <draw:custom-shape draw:style-name="gr1" draw:text-style-name="P1" xml:id="id14" draw:id="id14" draw:layer="layout" svg:width="1cm" svg:height="0.5cm" svg:x="22.151cm" svg:y="0.1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xml:id="id15" draw:id="id15" draw:layer="layout" svg:width="1cm" svg:height="0.5cm" svg:x="18.601cm" svg:y="2.1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17" draw:id="id17" draw:layer="layout" svg:width="1cm" svg:height="0.5cm" svg:x="16.851cm" svg:y="4.1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xml:id="id16" draw:id="id16" draw:layer="layout" svg:width="1cm" svg:height="0.5cm" svg:x="25.701cm" svg:y="2.1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19" draw:id="id19" draw:layer="layout" svg:width="1cm" svg:height="0.5cm" svg:x="16.101cm" svg:y="5.6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26" draw:id="id26" draw:layer="layout" svg:width="1cm" svg:height="0.5cm" svg:x="27.101cm" svg:y="4.1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xml:id="id23" draw:id="id23" draw:layer="layout" svg:width="1cm" svg:height="0.5cm" svg:x="24.101cm" svg:y="4.1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xml:id="id18" draw:id="id18" draw:layer="layout" svg:width="1cm" svg:height="0.5cm" svg:x="20.351cm" svg:y="4.1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24" draw:id="id24" draw:layer="layout" svg:width="1cm" svg:height="0.5cm" svg:x="23.101cm" svg:y="5.6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22" draw:id="id22" draw:layer="layout" svg:width="1cm" svg:height="0.5cm" svg:x="21.101cm" svg:y="5.6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21" draw:id="id21" draw:layer="layout" svg:width="1cm" svg:height="0.5cm" svg:x="19.601cm" svg:y="5.6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20" draw:id="id20" draw:layer="layout" svg:width="1cm" svg:height="0.5cm" svg:x="17.601cm" svg:y="5.6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25" draw:id="id25" draw:layer="layout" svg:width="1cm" svg:height="0.5cm" svg:x="25.101cm" svg:y="5.6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4" draw:layer="layout" draw:type="line" svg:x1="22.651cm" svg:y1="0.694cm" svg:x2="19.101cm" svg:y2="2.194cm" draw:start-shape="id14" draw:start-glue-point="2" draw:end-shape="id15" draw:end-glue-point="0" svg:d="M22651 694l-3550 1500" svg:viewBox="0 0 3551 1501">
            <text:p/>
          </draw:connector>
          <draw:connector draw:style-name="gr5" draw:text-style-name="P4" draw:layer="layout" draw:type="line" svg:x1="22.651cm" svg:y1="0.694cm" svg:x2="26.201cm" svg:y2="2.194cm" draw:start-shape="id14" draw:start-glue-point="2" draw:end-shape="id16" draw:end-glue-point="0" svg:d="M22651 694l3550 1500" svg:viewBox="0 0 3551 1501">
            <text:p/>
          </draw:connector>
          <draw:connector draw:style-name="gr5" draw:text-style-name="P4" draw:layer="layout" draw:type="line" svg:x1="19.101cm" svg:y1="2.694cm" svg:x2="17.351cm" svg:y2="4.194cm" draw:start-shape="id15" draw:start-glue-point="2" draw:end-shape="id17" draw:end-glue-point="0" svg:d="M19101 2694l-1750 1500" svg:viewBox="0 0 1751 1501">
            <text:p/>
          </draw:connector>
          <draw:connector draw:style-name="gr5" draw:text-style-name="P4" draw:layer="layout" draw:type="line" svg:x1="19.101cm" svg:y1="2.694cm" svg:x2="20.851cm" svg:y2="4.194cm" draw:start-shape="id15" draw:start-glue-point="2" draw:end-shape="id18" draw:end-glue-point="0" svg:d="M19101 2694l1750 1500" svg:viewBox="0 0 1751 1501">
            <text:p/>
          </draw:connector>
          <draw:connector draw:style-name="gr5" draw:text-style-name="P4" draw:layer="layout" draw:type="line" svg:x1="17.351cm" svg:y1="4.694cm" svg:x2="16.601cm" svg:y2="5.694cm" draw:start-shape="id17" draw:start-glue-point="2" draw:end-shape="id19" draw:end-glue-point="0" svg:d="M17351 4694l-750 1000" svg:viewBox="0 0 751 1001">
            <text:p/>
          </draw:connector>
          <draw:connector draw:style-name="gr5" draw:text-style-name="P4" draw:layer="layout" draw:type="line" svg:x1="17.351cm" svg:y1="4.694cm" svg:x2="18.101cm" svg:y2="5.694cm" draw:start-shape="id17" draw:start-glue-point="2" draw:end-shape="id20" draw:end-glue-point="0" svg:d="M17351 4694l750 1000" svg:viewBox="0 0 751 1001">
            <text:p/>
          </draw:connector>
          <draw:connector draw:style-name="gr5" draw:text-style-name="P4" draw:layer="layout" draw:type="line" svg:x1="20.851cm" svg:y1="4.694cm" svg:x2="20.101cm" svg:y2="5.694cm" draw:start-shape="id18" draw:start-glue-point="2" draw:end-shape="id21" draw:end-glue-point="0" svg:d="M20851 4694l-750 1000" svg:viewBox="0 0 751 1001">
            <text:p/>
          </draw:connector>
          <draw:connector draw:style-name="gr5" draw:text-style-name="P4" draw:layer="layout" draw:type="line" svg:x1="20.851cm" svg:y1="4.694cm" svg:x2="21.601cm" svg:y2="5.694cm" draw:start-shape="id18" draw:start-glue-point="2" draw:end-shape="id22" draw:end-glue-point="0" svg:d="M20851 4694l750 1000" svg:viewBox="0 0 751 1001">
            <text:p/>
          </draw:connector>
          <draw:connector draw:style-name="gr5" draw:text-style-name="P4" draw:layer="layout" draw:type="line" svg:x1="24.601cm" svg:y1="4.694cm" svg:x2="23.601cm" svg:y2="5.694cm" draw:start-shape="id23" draw:start-glue-point="2" draw:end-shape="id24" draw:end-glue-point="0" svg:d="M24601 4694l-1000 1000" svg:viewBox="0 0 1001 1001">
            <text:p/>
          </draw:connector>
          <draw:connector draw:style-name="gr5" draw:text-style-name="P4" draw:layer="layout" draw:type="line" svg:x1="24.601cm" svg:y1="4.694cm" svg:x2="25.601cm" svg:y2="5.694cm" draw:start-shape="id23" draw:start-glue-point="2" draw:end-shape="id25" draw:end-glue-point="0" svg:d="M24601 4694l1000 1000" svg:viewBox="0 0 1001 1001">
            <text:p/>
          </draw:connector>
          <draw:connector draw:style-name="gr5" draw:text-style-name="P4" draw:layer="layout" draw:type="line" svg:x1="26.201cm" svg:y1="2.694cm" svg:x2="27.601cm" svg:y2="4.194cm" draw:start-shape="id16" draw:start-glue-point="2" draw:end-shape="id26" draw:end-glue-point="0" svg:d="M26201 2694l1400 1500" svg:viewBox="0 0 1401 1501">
            <text:p/>
          </draw:connector>
          <draw:connector draw:style-name="gr5" draw:text-style-name="P4" draw:layer="layout" draw:type="line" svg:x1="26.201cm" svg:y1="2.694cm" svg:x2="24.601cm" svg:y2="4.194cm" draw:start-shape="id16" draw:start-glue-point="2" draw:end-shape="id23" draw:end-glue-point="0" svg:d="M26201 2694l-1600 1500" svg:viewBox="0 0 1601 1501">
            <text:p/>
          </draw:connector>
        </draw:g>
        <draw:g>
          <draw:custom-shape draw:style-name="gr1" draw:text-style-name="P1" xml:id="id27" draw:id="id27" draw:layer="layout" svg:width="1cm" svg:height="0.5cm" svg:x="7.051cm" svg:y="7.5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xml:id="id28" draw:id="id28" draw:layer="layout" svg:width="1cm" svg:height="0.5cm" svg:x="3.501cm" svg:y="9.5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30" draw:id="id30" draw:layer="layout" svg:width="1cm" svg:height="0.5cm" svg:x="1.751cm" svg:y="11.5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xml:id="id29" draw:id="id29" draw:layer="layout" svg:width="1cm" svg:height="0.5cm" svg:x="10.601cm" svg:y="9.5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32" draw:id="id32" draw:layer="layout" svg:width="1cm" svg:height="0.5cm" svg:x="1.001cm" svg:y="13.0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39" draw:id="id39" draw:layer="layout" svg:width="1cm" svg:height="0.5cm" svg:x="12.001cm" svg:y="11.5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xml:id="id36" draw:id="id36" draw:layer="layout" svg:width="1cm" svg:height="0.5cm" svg:x="9.001cm" svg:y="11.5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xml:id="id31" draw:id="id31" draw:layer="layout" svg:width="1cm" svg:height="0.5cm" svg:x="5.251cm" svg:y="11.5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37" draw:id="id37" draw:layer="layout" svg:width="1cm" svg:height="0.5cm" svg:x="8.001cm" svg:y="13.0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35" draw:id="id35" draw:layer="layout" svg:width="1cm" svg:height="0.5cm" svg:x="6.001cm" svg:y="13.0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34" draw:id="id34" draw:layer="layout" svg:width="1cm" svg:height="0.5cm" svg:x="4.501cm" svg:y="13.0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33" draw:id="id33" draw:layer="layout" svg:width="1cm" svg:height="0.5cm" svg:x="2.501cm" svg:y="13.0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38" draw:id="id38" draw:layer="layout" svg:width="1cm" svg:height="0.5cm" svg:x="10.001cm" svg:y="13.0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4" draw:layer="layout" draw:type="line" svg:x1="7.551cm" svg:y1="8.094cm" svg:x2="4.001cm" svg:y2="9.594cm" draw:start-shape="id27" draw:start-glue-point="2" draw:end-shape="id28" draw:end-glue-point="0" svg:d="M7551 8094l-3550 1500" svg:viewBox="0 0 3551 1501">
            <text:p/>
          </draw:connector>
          <draw:connector draw:style-name="gr5" draw:text-style-name="P4" draw:layer="layout" draw:type="line" svg:x1="7.551cm" svg:y1="8.094cm" svg:x2="11.101cm" svg:y2="9.594cm" draw:start-shape="id27" draw:start-glue-point="2" draw:end-shape="id29" draw:end-glue-point="0" svg:d="M7551 8094l3550 1500" svg:viewBox="0 0 3551 1501">
            <text:p/>
          </draw:connector>
          <draw:connector draw:style-name="gr5" draw:text-style-name="P4" draw:layer="layout" draw:type="line" svg:x1="4.001cm" svg:y1="10.094cm" svg:x2="2.251cm" svg:y2="11.594cm" draw:start-shape="id28" draw:start-glue-point="2" draw:end-shape="id30" draw:end-glue-point="0" svg:d="M4001 10094l-1750 1500" svg:viewBox="0 0 1751 1501">
            <text:p/>
          </draw:connector>
          <draw:connector draw:style-name="gr5" draw:text-style-name="P4" draw:layer="layout" draw:type="line" svg:x1="4.001cm" svg:y1="10.094cm" svg:x2="5.751cm" svg:y2="11.594cm" draw:start-shape="id28" draw:start-glue-point="2" draw:end-shape="id31" draw:end-glue-point="0" svg:d="M4001 10094l1750 1500" svg:viewBox="0 0 1751 1501">
            <text:p/>
          </draw:connector>
          <draw:connector draw:style-name="gr5" draw:text-style-name="P4" draw:layer="layout" draw:type="line" svg:x1="2.251cm" svg:y1="12.094cm" svg:x2="1.501cm" svg:y2="13.094cm" draw:start-shape="id30" draw:start-glue-point="2" draw:end-shape="id32" draw:end-glue-point="0" svg:d="M2251 12094l-750 1000" svg:viewBox="0 0 751 1001">
            <text:p/>
          </draw:connector>
          <draw:connector draw:style-name="gr5" draw:text-style-name="P4" draw:layer="layout" draw:type="line" svg:x1="2.251cm" svg:y1="12.094cm" svg:x2="3.001cm" svg:y2="13.094cm" draw:start-shape="id30" draw:start-glue-point="2" draw:end-shape="id33" draw:end-glue-point="0" svg:d="M2251 12094l750 1000" svg:viewBox="0 0 751 1001">
            <text:p/>
          </draw:connector>
          <draw:connector draw:style-name="gr5" draw:text-style-name="P4" draw:layer="layout" draw:type="line" svg:x1="5.751cm" svg:y1="12.094cm" svg:x2="5.001cm" svg:y2="13.094cm" draw:start-shape="id31" draw:start-glue-point="2" draw:end-shape="id34" draw:end-glue-point="0" svg:d="M5751 12094l-750 1000" svg:viewBox="0 0 751 1001">
            <text:p/>
          </draw:connector>
          <draw:connector draw:style-name="gr5" draw:text-style-name="P4" draw:layer="layout" draw:type="line" svg:x1="5.751cm" svg:y1="12.094cm" svg:x2="6.501cm" svg:y2="13.094cm" draw:start-shape="id31" draw:start-glue-point="2" draw:end-shape="id35" draw:end-glue-point="0" svg:d="M5751 12094l750 1000" svg:viewBox="0 0 751 1001">
            <text:p/>
          </draw:connector>
          <draw:connector draw:style-name="gr5" draw:text-style-name="P4" draw:layer="layout" draw:type="line" svg:x1="9.501cm" svg:y1="12.094cm" svg:x2="8.501cm" svg:y2="13.094cm" draw:start-shape="id36" draw:start-glue-point="2" draw:end-shape="id37" draw:end-glue-point="0" svg:d="M9501 12094l-1000 1000" svg:viewBox="0 0 1001 1001">
            <text:p/>
          </draw:connector>
          <draw:connector draw:style-name="gr5" draw:text-style-name="P4" draw:layer="layout" draw:type="line" svg:x1="9.501cm" svg:y1="12.094cm" svg:x2="10.501cm" svg:y2="13.094cm" draw:start-shape="id36" draw:start-glue-point="2" draw:end-shape="id38" draw:end-glue-point="0" svg:d="M9501 12094l1000 1000" svg:viewBox="0 0 1001 1001">
            <text:p/>
          </draw:connector>
          <draw:connector draw:style-name="gr5" draw:text-style-name="P4" draw:layer="layout" draw:type="line" svg:x1="11.101cm" svg:y1="10.094cm" svg:x2="12.501cm" svg:y2="11.594cm" draw:start-shape="id29" draw:start-glue-point="2" draw:end-shape="id39" draw:end-glue-point="0" svg:d="M11101 10094l1400 1500" svg:viewBox="0 0 1401 1501">
            <text:p/>
          </draw:connector>
          <draw:connector draw:style-name="gr5" draw:text-style-name="P4" draw:layer="layout" draw:type="line" svg:x1="11.101cm" svg:y1="10.094cm" svg:x2="9.501cm" svg:y2="11.594cm" draw:start-shape="id29" draw:start-glue-point="2" draw:end-shape="id36" draw:end-glue-point="0" svg:d="M11101 10094l-1600 1500" svg:viewBox="0 0 1601 1501">
            <text:p/>
          </draw:connector>
        </draw:g>
        <draw:g>
          <draw:custom-shape draw:style-name="gr1" draw:text-style-name="P1" xml:id="id40" draw:id="id40" draw:layer="layout" svg:width="1cm" svg:height="0.5cm" svg:x="22.152cm" svg:y="7.58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xml:id="id41" draw:id="id41" draw:layer="layout" svg:width="1cm" svg:height="0.5cm" svg:x="18.602cm" svg:y="9.58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43" draw:id="id43" draw:layer="layout" svg:width="1cm" svg:height="0.5cm" svg:x="16.852cm" svg:y="11.5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xml:id="id42" draw:id="id42" draw:layer="layout" svg:width="1cm" svg:height="0.5cm" svg:x="25.702cm" svg:y="9.58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45" draw:id="id45" draw:layer="layout" svg:width="1cm" svg:height="0.5cm" svg:x="16.102cm" svg:y="13.0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52" draw:id="id52" draw:layer="layout" svg:width="1cm" svg:height="0.5cm" svg:x="27.102cm" svg:y="11.5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xml:id="id49" draw:id="id49" draw:layer="layout" svg:width="1cm" svg:height="0.5cm" svg:x="24.102cm" svg:y="11.5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xml:id="id44" draw:id="id44" draw:layer="layout" svg:width="1cm" svg:height="0.5cm" svg:x="20.352cm" svg:y="11.5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50" draw:id="id50" draw:layer="layout" svg:width="1cm" svg:height="0.5cm" svg:x="23.102cm" svg:y="13.0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48" draw:id="id48" draw:layer="layout" svg:width="1cm" svg:height="0.5cm" svg:x="21.102cm" svg:y="13.0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47" draw:id="id47" draw:layer="layout" svg:width="1cm" svg:height="0.5cm" svg:x="19.602cm" svg:y="13.0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46" draw:id="id46" draw:layer="layout" svg:width="1cm" svg:height="0.5cm" svg:x="17.602cm" svg:y="13.0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51" draw:id="id51" draw:layer="layout" svg:width="1cm" svg:height="0.5cm" svg:x="25.102cm" svg:y="13.0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4" draw:layer="layout" draw:type="line" svg:x1="22.652cm" svg:y1="8.088cm" svg:x2="19.102cm" svg:y2="9.588cm" draw:start-shape="id40" draw:start-glue-point="2" draw:end-shape="id41" draw:end-glue-point="0" svg:d="M22652 8088l-3550 1500" svg:viewBox="0 0 3551 1501">
            <text:p/>
          </draw:connector>
          <draw:connector draw:style-name="gr5" draw:text-style-name="P4" draw:layer="layout" draw:type="line" svg:x1="22.652cm" svg:y1="8.088cm" svg:x2="26.202cm" svg:y2="9.588cm" draw:start-shape="id40" draw:start-glue-point="2" draw:end-shape="id42" draw:end-glue-point="0" svg:d="M22652 8088l3550 1500" svg:viewBox="0 0 3551 1501">
            <text:p/>
          </draw:connector>
          <draw:connector draw:style-name="gr5" draw:text-style-name="P4" draw:layer="layout" draw:type="line" svg:x1="19.102cm" svg:y1="10.088cm" svg:x2="17.352cm" svg:y2="11.588cm" draw:start-shape="id41" draw:start-glue-point="2" draw:end-shape="id43" draw:end-glue-point="0" svg:d="M19102 10088l-1750 1500" svg:viewBox="0 0 1751 1501">
            <text:p/>
          </draw:connector>
          <draw:connector draw:style-name="gr5" draw:text-style-name="P4" draw:layer="layout" draw:type="line" svg:x1="19.102cm" svg:y1="10.088cm" svg:x2="20.852cm" svg:y2="11.588cm" draw:start-shape="id41" draw:start-glue-point="2" draw:end-shape="id44" draw:end-glue-point="0" svg:d="M19102 10088l1750 1500" svg:viewBox="0 0 1751 1501">
            <text:p/>
          </draw:connector>
          <draw:connector draw:style-name="gr5" draw:text-style-name="P4" draw:layer="layout" draw:type="line" svg:x1="17.352cm" svg:y1="12.088cm" svg:x2="16.602cm" svg:y2="13.088cm" draw:start-shape="id43" draw:start-glue-point="2" draw:end-shape="id45" draw:end-glue-point="0" svg:d="M17352 12088l-750 1000" svg:viewBox="0 0 751 1001">
            <text:p/>
          </draw:connector>
          <draw:connector draw:style-name="gr5" draw:text-style-name="P4" draw:layer="layout" draw:type="line" svg:x1="17.352cm" svg:y1="12.088cm" svg:x2="18.102cm" svg:y2="13.088cm" draw:start-shape="id43" draw:start-glue-point="2" draw:end-shape="id46" draw:end-glue-point="0" svg:d="M17352 12088l750 1000" svg:viewBox="0 0 751 1001">
            <text:p/>
          </draw:connector>
          <draw:connector draw:style-name="gr5" draw:text-style-name="P4" draw:layer="layout" draw:type="line" svg:x1="20.852cm" svg:y1="12.088cm" svg:x2="20.102cm" svg:y2="13.088cm" draw:start-shape="id44" draw:start-glue-point="2" draw:end-shape="id47" draw:end-glue-point="0" svg:d="M20852 12088l-750 1000" svg:viewBox="0 0 751 1001">
            <text:p/>
          </draw:connector>
          <draw:connector draw:style-name="gr5" draw:text-style-name="P4" draw:layer="layout" draw:type="line" svg:x1="20.852cm" svg:y1="12.088cm" svg:x2="21.602cm" svg:y2="13.088cm" draw:start-shape="id44" draw:start-glue-point="2" draw:end-shape="id48" draw:end-glue-point="0" svg:d="M20852 12088l750 1000" svg:viewBox="0 0 751 1001">
            <text:p/>
          </draw:connector>
          <draw:connector draw:style-name="gr5" draw:text-style-name="P4" draw:layer="layout" draw:type="line" svg:x1="24.602cm" svg:y1="12.088cm" svg:x2="23.602cm" svg:y2="13.088cm" draw:start-shape="id49" draw:start-glue-point="2" draw:end-shape="id50" draw:end-glue-point="0" svg:d="M24602 12088l-1000 1000" svg:viewBox="0 0 1001 1001">
            <text:p/>
          </draw:connector>
          <draw:connector draw:style-name="gr5" draw:text-style-name="P4" draw:layer="layout" draw:type="line" svg:x1="24.602cm" svg:y1="12.088cm" svg:x2="25.602cm" svg:y2="13.088cm" draw:start-shape="id49" draw:start-glue-point="2" draw:end-shape="id51" draw:end-glue-point="0" svg:d="M24602 12088l1000 1000" svg:viewBox="0 0 1001 1001">
            <text:p/>
          </draw:connector>
          <draw:connector draw:style-name="gr5" draw:text-style-name="P4" draw:layer="layout" draw:type="line" svg:x1="26.202cm" svg:y1="10.088cm" svg:x2="27.602cm" svg:y2="11.588cm" draw:start-shape="id42" draw:start-glue-point="2" draw:end-shape="id52" draw:end-glue-point="0" svg:d="M26202 10088l1400 1500" svg:viewBox="0 0 1401 1501">
            <text:p/>
          </draw:connector>
          <draw:connector draw:style-name="gr5" draw:text-style-name="P4" draw:layer="layout" draw:type="line" svg:x1="26.202cm" svg:y1="10.088cm" svg:x2="24.602cm" svg:y2="11.588cm" draw:start-shape="id42" draw:start-glue-point="2" draw:end-shape="id49" draw:end-glue-point="0" svg:d="M26202 10088l-1600 1500" svg:viewBox="0 0 1601 1501">
            <text:p/>
          </draw:connector>
        </draw:g>
        <draw:g>
          <draw:custom-shape draw:style-name="gr1" draw:text-style-name="P1" xml:id="id53" draw:id="id53" draw:layer="layout" svg:width="1cm" svg:height="0.5cm" svg:x="7.051cm" svg:y="14.7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xml:id="id54" draw:id="id54" draw:layer="layout" svg:width="1cm" svg:height="0.5cm" svg:x="3.501cm" svg:y="16.7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56" draw:id="id56" draw:layer="layout" svg:width="1cm" svg:height="0.5cm" svg:x="1.751cm" svg:y="18.7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xml:id="id55" draw:id="id55" draw:layer="layout" svg:width="1cm" svg:height="0.5cm" svg:x="10.601cm" svg:y="16.79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58" draw:id="id58" draw:layer="layout" svg:width="1cm" svg:height="0.5cm" svg:x="1.001cm" svg:y="20.2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65" draw:id="id65" draw:layer="layout" svg:width="1cm" svg:height="0.5cm" svg:x="12.001cm" svg:y="18.7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xml:id="id62" draw:id="id62" draw:layer="layout" svg:width="1cm" svg:height="0.5cm" svg:x="9.001cm" svg:y="18.7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xml:id="id57" draw:id="id57" draw:layer="layout" svg:width="1cm" svg:height="0.5cm" svg:x="5.251cm" svg:y="18.7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63" draw:id="id63" draw:layer="layout" svg:width="1cm" svg:height="0.5cm" svg:x="8.001cm" svg:y="20.2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61" draw:id="id61" draw:layer="layout" svg:width="1cm" svg:height="0.5cm" svg:x="6.001cm" svg:y="20.2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60" draw:id="id60" draw:layer="layout" svg:width="1cm" svg:height="0.5cm" svg:x="4.501cm" svg:y="20.2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59" draw:id="id59" draw:layer="layout" svg:width="1cm" svg:height="0.5cm" svg:x="2.501cm" svg:y="20.2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64" draw:id="id64" draw:layer="layout" svg:width="1cm" svg:height="0.5cm" svg:x="10.001cm" svg:y="20.29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4" draw:layer="layout" draw:type="line" svg:x1="7.551cm" svg:y1="15.294cm" svg:x2="4.001cm" svg:y2="16.794cm" draw:start-shape="id53" draw:start-glue-point="2" draw:end-shape="id54" draw:end-glue-point="0" svg:d="M7551 15294l-3550 1500" svg:viewBox="0 0 3551 1501">
            <text:p/>
          </draw:connector>
          <draw:connector draw:style-name="gr5" draw:text-style-name="P4" draw:layer="layout" draw:type="line" svg:x1="7.551cm" svg:y1="15.294cm" svg:x2="11.101cm" svg:y2="16.794cm" draw:start-shape="id53" draw:start-glue-point="2" draw:end-shape="id55" draw:end-glue-point="0" svg:d="M7551 15294l3550 1500" svg:viewBox="0 0 3551 1501">
            <text:p/>
          </draw:connector>
          <draw:connector draw:style-name="gr5" draw:text-style-name="P4" draw:layer="layout" draw:type="line" svg:x1="4.001cm" svg:y1="17.294cm" svg:x2="2.251cm" svg:y2="18.794cm" draw:start-shape="id54" draw:start-glue-point="2" draw:end-shape="id56" draw:end-glue-point="0" svg:d="M4001 17294l-1750 1500" svg:viewBox="0 0 1751 1501">
            <text:p/>
          </draw:connector>
          <draw:connector draw:style-name="gr5" draw:text-style-name="P4" draw:layer="layout" draw:type="line" svg:x1="4.001cm" svg:y1="17.294cm" svg:x2="5.751cm" svg:y2="18.794cm" draw:start-shape="id54" draw:start-glue-point="2" draw:end-shape="id57" draw:end-glue-point="0" svg:d="M4001 17294l1750 1500" svg:viewBox="0 0 1751 1501">
            <text:p/>
          </draw:connector>
          <draw:connector draw:style-name="gr5" draw:text-style-name="P4" draw:layer="layout" draw:type="line" svg:x1="2.251cm" svg:y1="19.294cm" svg:x2="1.501cm" svg:y2="20.294cm" draw:start-shape="id56" draw:start-glue-point="2" draw:end-shape="id58" draw:end-glue-point="0" svg:d="M2251 19294l-750 1000" svg:viewBox="0 0 751 1001">
            <text:p/>
          </draw:connector>
          <draw:connector draw:style-name="gr5" draw:text-style-name="P4" draw:layer="layout" draw:type="line" svg:x1="2.251cm" svg:y1="19.294cm" svg:x2="3.001cm" svg:y2="20.294cm" draw:start-shape="id56" draw:start-glue-point="2" draw:end-shape="id59" draw:end-glue-point="0" svg:d="M2251 19294l750 1000" svg:viewBox="0 0 751 1001">
            <text:p/>
          </draw:connector>
          <draw:connector draw:style-name="gr5" draw:text-style-name="P4" draw:layer="layout" draw:type="line" svg:x1="5.751cm" svg:y1="19.294cm" svg:x2="5.001cm" svg:y2="20.294cm" draw:start-shape="id57" draw:start-glue-point="2" draw:end-shape="id60" draw:end-glue-point="0" svg:d="M5751 19294l-750 1000" svg:viewBox="0 0 751 1001">
            <text:p/>
          </draw:connector>
          <draw:connector draw:style-name="gr5" draw:text-style-name="P4" draw:layer="layout" draw:type="line" svg:x1="5.751cm" svg:y1="19.294cm" svg:x2="6.501cm" svg:y2="20.294cm" draw:start-shape="id57" draw:start-glue-point="2" draw:end-shape="id61" draw:end-glue-point="0" svg:d="M5751 19294l750 1000" svg:viewBox="0 0 751 1001">
            <text:p/>
          </draw:connector>
          <draw:connector draw:style-name="gr5" draw:text-style-name="P4" draw:layer="layout" draw:type="line" svg:x1="9.501cm" svg:y1="19.294cm" svg:x2="8.501cm" svg:y2="20.294cm" draw:start-shape="id62" draw:start-glue-point="2" draw:end-shape="id63" draw:end-glue-point="0" svg:d="M9501 19294l-1000 1000" svg:viewBox="0 0 1001 1001">
            <text:p/>
          </draw:connector>
          <draw:connector draw:style-name="gr5" draw:text-style-name="P4" draw:layer="layout" draw:type="line" svg:x1="9.501cm" svg:y1="19.294cm" svg:x2="10.501cm" svg:y2="20.294cm" draw:start-shape="id62" draw:start-glue-point="2" draw:end-shape="id64" draw:end-glue-point="0" svg:d="M9501 19294l1000 1000" svg:viewBox="0 0 1001 1001">
            <text:p/>
          </draw:connector>
          <draw:connector draw:style-name="gr5" draw:text-style-name="P4" draw:layer="layout" draw:type="line" svg:x1="11.101cm" svg:y1="17.294cm" svg:x2="12.501cm" svg:y2="18.794cm" draw:start-shape="id55" draw:start-glue-point="2" draw:end-shape="id65" draw:end-glue-point="0" svg:d="M11101 17294l1400 1500" svg:viewBox="0 0 1401 1501">
            <text:p/>
          </draw:connector>
          <draw:connector draw:style-name="gr5" draw:text-style-name="P4" draw:layer="layout" draw:type="line" svg:x1="11.101cm" svg:y1="17.294cm" svg:x2="9.501cm" svg:y2="18.794cm" draw:start-shape="id55" draw:start-glue-point="2" draw:end-shape="id62" draw:end-glue-point="0" svg:d="M11101 17294l-1600 1500" svg:viewBox="0 0 1601 1501">
            <text:p/>
          </draw:connector>
        </draw:g>
        <draw:g>
          <draw:custom-shape draw:style-name="gr1" draw:text-style-name="P1" xml:id="id66" draw:id="id66" draw:layer="layout" svg:width="1cm" svg:height="0.5cm" svg:x="22.152cm" svg:y="14.78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xml:id="id67" draw:id="id67" draw:layer="layout" svg:width="1cm" svg:height="0.5cm" svg:x="18.602cm" svg:y="16.78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xml:id="id69" draw:id="id69" draw:layer="layout" svg:width="1cm" svg:height="0.5cm" svg:x="16.852cm" svg:y="18.7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xml:id="id68" draw:id="id68" draw:layer="layout" svg:width="1cm" svg:height="0.5cm" svg:x="25.702cm" svg:y="16.78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71" draw:id="id71" draw:layer="layout" svg:width="1cm" svg:height="0.5cm" svg:x="16.102cm" svg:y="20.2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78" draw:id="id78" draw:layer="layout" svg:width="1cm" svg:height="0.5cm" svg:x="27.102cm" svg:y="18.7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xml:id="id75" draw:id="id75" draw:layer="layout" svg:width="1cm" svg:height="0.5cm" svg:x="24.102cm" svg:y="18.7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1" xml:id="id70" draw:id="id70" draw:layer="layout" svg:width="1cm" svg:height="0.5cm" svg:x="20.352cm" svg:y="18.7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76" draw:id="id76" draw:layer="layout" svg:width="1cm" svg:height="0.5cm" svg:x="23.102cm" svg:y="20.2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74" draw:id="id74" draw:layer="layout" svg:width="1cm" svg:height="0.5cm" svg:x="21.102cm" svg:y="20.2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73" draw:id="id73" draw:layer="layout" svg:width="1cm" svg:height="0.5cm" svg:x="19.602cm" svg:y="20.2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72" draw:id="id72" draw:layer="layout" svg:width="1cm" svg:height="0.5cm" svg:x="17.602cm" svg:y="20.2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xml:id="id77" draw:id="id77" draw:layer="layout" svg:width="1cm" svg:height="0.5cm" svg:x="25.102cm" svg:y="20.2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4" draw:layer="layout" draw:type="line" svg:x1="22.652cm" svg:y1="15.288cm" svg:x2="19.102cm" svg:y2="16.788cm" draw:start-shape="id66" draw:start-glue-point="2" draw:end-shape="id67" draw:end-glue-point="0" svg:d="M22652 15288l-3550 1500" svg:viewBox="0 0 3551 1501">
            <text:p/>
          </draw:connector>
          <draw:connector draw:style-name="gr5" draw:text-style-name="P4" draw:layer="layout" draw:type="line" svg:x1="22.652cm" svg:y1="15.288cm" svg:x2="26.202cm" svg:y2="16.788cm" draw:start-shape="id66" draw:start-glue-point="2" draw:end-shape="id68" draw:end-glue-point="0" svg:d="M22652 15288l3550 1500" svg:viewBox="0 0 3551 1501">
            <text:p/>
          </draw:connector>
          <draw:connector draw:style-name="gr5" draw:text-style-name="P4" draw:layer="layout" draw:type="line" svg:x1="19.102cm" svg:y1="17.288cm" svg:x2="17.352cm" svg:y2="18.788cm" draw:start-shape="id67" draw:start-glue-point="2" draw:end-shape="id69" draw:end-glue-point="0" svg:d="M19102 17288l-1750 1500" svg:viewBox="0 0 1751 1501">
            <text:p/>
          </draw:connector>
          <draw:connector draw:style-name="gr5" draw:text-style-name="P4" draw:layer="layout" draw:type="line" svg:x1="19.102cm" svg:y1="17.288cm" svg:x2="20.852cm" svg:y2="18.788cm" draw:start-shape="id67" draw:start-glue-point="2" draw:end-shape="id70" draw:end-glue-point="0" svg:d="M19102 17288l1750 1500" svg:viewBox="0 0 1751 1501">
            <text:p/>
          </draw:connector>
          <draw:connector draw:style-name="gr5" draw:text-style-name="P4" draw:layer="layout" draw:type="line" svg:x1="17.352cm" svg:y1="19.288cm" svg:x2="16.602cm" svg:y2="20.288cm" draw:start-shape="id69" draw:start-glue-point="2" draw:end-shape="id71" draw:end-glue-point="0" svg:d="M17352 19288l-750 1000" svg:viewBox="0 0 751 1001">
            <text:p/>
          </draw:connector>
          <draw:connector draw:style-name="gr5" draw:text-style-name="P4" draw:layer="layout" draw:type="line" svg:x1="17.352cm" svg:y1="19.288cm" svg:x2="18.102cm" svg:y2="20.288cm" draw:start-shape="id69" draw:start-glue-point="2" draw:end-shape="id72" draw:end-glue-point="0" svg:d="M17352 19288l750 1000" svg:viewBox="0 0 751 1001">
            <text:p/>
          </draw:connector>
          <draw:connector draw:style-name="gr5" draw:text-style-name="P4" draw:layer="layout" draw:type="line" svg:x1="20.852cm" svg:y1="19.288cm" svg:x2="20.102cm" svg:y2="20.288cm" draw:start-shape="id70" draw:start-glue-point="2" draw:end-shape="id73" draw:end-glue-point="0" svg:d="M20852 19288l-750 1000" svg:viewBox="0 0 751 1001">
            <text:p/>
          </draw:connector>
          <draw:connector draw:style-name="gr5" draw:text-style-name="P4" draw:layer="layout" draw:type="line" svg:x1="20.852cm" svg:y1="19.288cm" svg:x2="21.602cm" svg:y2="20.288cm" draw:start-shape="id70" draw:start-glue-point="2" draw:end-shape="id74" draw:end-glue-point="0" svg:d="M20852 19288l750 1000" svg:viewBox="0 0 751 1001">
            <text:p/>
          </draw:connector>
          <draw:connector draw:style-name="gr5" draw:text-style-name="P4" draw:layer="layout" draw:type="line" svg:x1="24.602cm" svg:y1="19.288cm" svg:x2="23.602cm" svg:y2="20.288cm" draw:start-shape="id75" draw:start-glue-point="2" draw:end-shape="id76" draw:end-glue-point="0" svg:d="M24602 19288l-1000 1000" svg:viewBox="0 0 1001 1001">
            <text:p/>
          </draw:connector>
          <draw:connector draw:style-name="gr5" draw:text-style-name="P4" draw:layer="layout" draw:type="line" svg:x1="24.602cm" svg:y1="19.288cm" svg:x2="25.602cm" svg:y2="20.288cm" draw:start-shape="id75" draw:start-glue-point="2" draw:end-shape="id77" draw:end-glue-point="0" svg:d="M24602 19288l1000 1000" svg:viewBox="0 0 1001 1001">
            <text:p/>
          </draw:connector>
          <draw:connector draw:style-name="gr5" draw:text-style-name="P4" draw:layer="layout" draw:type="line" svg:x1="26.202cm" svg:y1="17.288cm" svg:x2="27.602cm" svg:y2="18.788cm" draw:start-shape="id68" draw:start-glue-point="2" draw:end-shape="id78" draw:end-glue-point="0" svg:d="M26202 17288l1400 1500" svg:viewBox="0 0 1401 1501">
            <text:p/>
          </draw:connector>
          <draw:connector draw:style-name="gr5" draw:text-style-name="P4" draw:layer="layout" draw:type="line" svg:x1="26.202cm" svg:y1="17.288cm" svg:x2="24.602cm" svg:y2="18.788cm" draw:start-shape="id68" draw:start-glue-point="2" draw:end-shape="id75" draw:end-glue-point="0" svg:d="M26202 17288l-1600 1500" svg:viewBox="0 0 1601 1501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" draw:display-name="Arrowheads 5" svg:viewBox="0 826 1131 754" svg:d="M566 826l-566 754 114-85 136-68 148-46 161-17 161 13 153 46 140 68 118 8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0T19:49:39.499381661</meta:creation-date>
    <dc:date>2023-11-11T09:01:29.498910515</dc:date>
    <meta:editing-duration>PT17M25S</meta:editing-duration>
    <meta:editing-cycles>4</meta:editing-cycles>
    <meta:generator>LibreOffice/7.3.7.2$Linux_X86_64 LibreOffice_project/30$Build-2</meta:generator>
    <meta:document-statistic meta:object-count="156"/>
  </office:meta>
</office:document-meta>
</file>